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irmala UI"/>
    </style:style>
    <style:style style:name="P2" style:family="paragraph" style:parent-style-name="Standard">
      <style:text-properties style:font-name="Nirmala UI" officeooo:paragraph-rsid="000874a8"/>
    </style:style>
    <style:style style:name="P3" style:family="paragraph" style:parent-style-name="Standard">
      <style:text-properties style:font-name="Nirmala UI" style:text-underline-style="solid" style:text-underline-width="auto" style:text-underline-color="font-color"/>
    </style:style>
    <style:style style:name="T1" style:family="text">
      <style:text-properties officeooo:rsid="000874a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874a8" fo:background-color="#ffff00" loext:char-shading-value="0"/>
    </style:style>
    <style:style style:name="T4" style:family="text">
      <style:text-properties officeooo:rsid="000874a8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874a8" fo:background-color="#a1467e" loext:char-shading-value="0"/>
    </style:style>
    <style:style style:name="T7" style:family="text">
      <style:text-properties officeooo:rsid="000874a8" fo:background-color="#a1467e" loext:char-shading-value="0"/>
    </style:style>
    <style:style style:name="T8" style:family="text">
      <style:text-properties fo:color="#ffff00" officeooo:rsid="000874a8"/>
    </style:style>
    <style:style style:name="T9" style:family="text">
      <style:text-properties fo:color="#ffff00" officeooo:rsid="000874a8" fo:background-color="#ffff00" loext:char-shading-value="0"/>
    </style:style>
    <style:style style:name="T10" style:family="text">
      <style:text-properties fo:color="#ffff00" officeooo:rsid="000874a8" fo:background-color="#ffff00" loext:char-shading-value="0"/>
    </style:style>
    <style:style style:name="T11" style:family="text">
      <style:text-properties fo:color="#000000"/>
    </style:style>
    <style:style style:name="T12" style:family="text">
      <style:text-properties fo:color="#000000" officeooo:rsid="000874a8" fo:background-color="#ffff00" loext:char-shading-value="0"/>
    </style:style>
    <style:style style:name="T13" style:family="text">
      <style:text-properties fo:color="#000000" fo:background-color="#00a933" loext:char-shading-value="0"/>
    </style:style>
    <style:style style:name="T14" style:family="text">
      <style:text-properties fo:color="#000000" fo:background-color="#00a933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background-color="#00a933" loext:char-shading-value="0"/>
    </style:style>
    <style:style style:name="T17" style:family="text">
      <style:text-properties fo:background-color="#00a933" loext:char-shading-value="0"/>
    </style:style>
    <style:style style:name="T18" style:family="text">
      <style:text-properties officeooo:rsid="000874a8" fo:background-color="#00a933" loext:char-shading-value="0"/>
    </style:style>
    <style:style style:name="T19" style:family="text">
      <style:text-properties fo:background-color="#b85c00" loext:char-shading-value="0"/>
    </style:style>
    <style:style style:name="T20" style:family="text">
      <style:text-properties fo:background-color="#b85c00" loext:char-shading-value="0"/>
    </style:style>
    <style:style style:name="T21" style:family="text">
      <style:text-properties style:text-underline-style="solid" style:text-underline-width="auto" style:text-underline-color="font-color" fo:background-color="#00a9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 una herramienta de trabajo en grupo de Atlassian </text:p>
      <text:p text:style-name="P2"><text:tab/></text:p>
      <text:p text:style-name="P2"><text:tab/>El trabajo de cada proyecto se organiza en <text:span text:style-name="T4">issues</text:span>. Estos pueden ser de varios tipos: nuevos requisitos, "bugs" o errores en el código desplegado en producción, o agrupaciones de varios <text:span text:style-name="T4">issues</text:span> en uno común llamado "<text:span text:style-name="T7">history</text:span>"</text:p>
      <text:p text:style-name="P2"><text:tab/></text:p>
      <text:p text:style-name="P1"><text:tab/>El director del proyecto coordina el trabajo que hay que realizar, crea nuevos <text:span text:style-name="T4">issues</text:span>, <text:span text:style-name="T7">history</text:span>, etc.</text:p>
      <text:p text:style-name="P1"/>
      <text:p text:style-name="P1"><text:tab/>Cada <text:span text:style-name="T4">issue</text:span> se asigna a un desarrollador que se encarga de implementar la nueva funcionalidad (o corregir una existente)</text:p>
      <text:p text:style-name="P3"/>
      <text:p text:style-name="P1"><text:tab/>Cuando termina su trabajo, registra el tiempo empleado y cambia el estado del </text:p>
      <text:p text:style-name="P1"><text:span text:style-name="T4">issue</text:span>.</text:p>
      <text:p text:style-name="P1"/>
      <text:p text:style-name="P1"><text:span text:style-name="T1"><text:tab/></text:span>En función de la forma de trabajar establecida por el director del proyecto, los <text:span text:style-name="T12">issues</text:span> se organizan en varias columnas dentro del tablero <text:span text:style-name="T15">Kanban</text:span>. En Jaraxa tenemos: Por hacer, nuevos, en desarrollo, develop, staging (preproducción) y producción</text:p>
      <text:p text:style-name="P1"/>
      <text:p text:style-name="P1"><text:tab/>Los tableros de <text:span text:style-name="T15">KANBAN</text:span> son una manera de visualizar los tickets del sprint actual en la metodología <text:span text:style-name="T15">SCRUM</text:span></text:p>
      <text:p text:style-name="P1"><text:span text:style-name="T15"/></text:p>
      <text:p text:style-name="P1">Dicha metodología de desarrollo software consiste en agrupar una serie de tickets en bloques conocidos como <text:span text:style-name="T17">sprints</text:span></text:p>
      <text:p text:style-name="P1"><text:span text:style-name="T17"/></text:p>
      <text:p text:style-name="P1"><text:tab/>Cada <text:span text:style-name="T17">sprint</text:span> tiene una duración predefinida (normalmente de 1 semana o 2 como máximo) y todos los <text:span text:style-name="T4">issues</text:span> comienzan en una bolsa común llamada <text:span text:style-name="T20">backlog</text:span></text:p>
      <text:p text:style-name="P1"><text:span text:style-name="T20"/></text:p>
      <text:p text:style-name="P1"><text:tab/><text:span text:style-name="T1">E</text:span>l coordinador o <text:span text:style-name="T15">"scrum master"</text:span>, define el volumen de <text:span text:style-name="T4">issue</text:span> que se añaden a cada <text:span text:style-name="T14">sprint</text:span> en función de su dificultad y de los recursos disponibles</text:p>
      <text:p text:style-name="P1"/>
      <text:p text:style-name="P1"><text:tab/>todo <text:span text:style-name="T4">issue</text:span> que no pueda completarse en el <text:span text:style-name="T17">sprint</text:span> actual, pasa automáticamente al <text:span text:style-name="T17">sprint</text:span> siguiente</text:p>
      <text:p text:style-name="P1"/>
      <text:p text:style-name="P1"><text:tab/>Lo recomendable es ir añadiendo al <text:span text:style-name="T17">sprint</text:span> un volumen suficiente que se pueda completar en dicho <text:span text:style-name="T17">sprint</text:span>. Ni más ni menos</text:p>
      <text:p text:style-name="P1"/>
      <text:p text:style-name="P1"><text:tab/>Para ayudar a esta tarea, se estima la duración de cada <text:span text:style-name="T4">issue</text:span>. Esa estimación de horas y los recursos disponibles, nos dirán que cantidad de <text:span text:style-name="T4">issues</text:span> podemos ir añadiendo a cada <text:span text:style-name="T17">sprint</text:span></text:p>
      <text:p text:style-name="P1"><text:span text:style-name="T18"/></text:p>
      <text:p text:style-name="P1"><text:tab/>También es importante establecer las dependencias de cada <text:span text:style-name="T4">issue</text:span>, ya que lo normal es que unos dependan de otros. Esta dependencia es primordial a la hora de agruparlos en <text:span text:style-name="T21">sprin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1T10:08:10.133000000</meta:creation-date>
    <dc:date>2020-06-01T10:15:03.952000000</dc:date>
    <meta:editing-duration>PT6M54S</meta:editing-duration>
    <meta:editing-cycles>1</meta:editing-cycles>
    <meta:document-statistic meta:table-count="0" meta:image-count="0" meta:object-count="0" meta:page-count="1" meta:paragraph-count="17" meta:word-count="315" meta:character-count="1925" meta:non-whitespace-character-count="1609"/>
    <meta:generator>LibreOffice/6.4.0.3$Windows_X86_64 LibreOffice_project/b0a288ab3d2d4774cb44b62f04d5d28733ac6df8</meta:generator>
  </office:meta>
</office:document-meta>
</file>